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33ff99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Default"/>
        <table:table-row table:style-name="ro3">
          <table:table-cell office:value-type="string">
            <text:p>Input</text:p>
          </table:table-cell>
          <table:table-cell/>
          <table:table-cell office:value-type="string">
            <text:p>Weights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/>
          <table:table-cell office:value-type="string">
            <text:p>Neurons</text:p>
          </table:table-cell>
          <table:table-cell office:value-type="string">
            <text:p>mmult</text:p>
          </table:table-cell>
          <table:table-cell office:value-type="string">
            <text:p>Bias</text:p>
          </table:table-cell>
          <table:table-cell office:value-type="string">
            <text:p>Add Biases</text:p>
          </table:table-cell>
          <table:table-cell office:value-type="string">
            <text:p>Activation</text:p>
          </table:table-cell>
          <table:table-cell/>
          <table:table-cell office:value-type="string">
            <text:p>Weights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table:number-columns-repeated="3"/>
          <table:table-cell office:value-type="string">
            <text:p>mmult</text:p>
          </table:table-cell>
          <table:table-cell office:value-type="string">
            <text:p>Biases</text:p>
          </table:table-cell>
          <table:table-cell office:value-type="string">
            <text:p>Add Biases</text:p>
          </table:table-cell>
          <table:table-cell/>
          <table:table-cell office:value-type="string">
            <text:p>w1</text:p>
          </table:table-cell>
          <table:table-cell office:value-type="string">
            <text:p>b1</text:p>
          </table:table-cell>
          <table:table-cell office:value-type="string">
            <text:p>w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/>
          <table:table-cell office:value-type="string">
            <text:p>H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6">
            <text:p>0.6</text:p>
          </table:table-cell>
          <table:table-cell/>
          <table:table-cell office:value-type="string">
            <text:p>H1</text:p>
          </table:table-cell>
          <table:table-cell table:style-name="ce1" table:number-matrix-columns-spanned="1" table:number-matrix-rows-spanned="3" table:formula="of:=MMULT([.D2:.E4];[.A2:.A3])" office:value-type="float" office:value="0.53">
            <text:p>0.53</text:p>
          </table:table-cell>
          <table:table-cell table:style-name="ce1" office:value-type="float" office:value="0.3">
            <text:p>0.3</text:p>
          </table:table-cell>
          <table:table-cell table:style-name="ce1" table:formula="of:=SUM([.I2];[.H2])" office:value-type="float" office:value="0.83">
            <text:p>0.83</text:p>
          </table:table-cell>
          <table:table-cell table:style-name="ce1" table:formula="of:=1/(1+EXP(-[.J2]))" office:value-type="float" office:value="0.696354929823834">
            <text:p>0.6963549298</text:p>
          </table:table-cell>
          <table:table-cell/>
          <table:table-cell office:value-type="string">
            <text:p>O1</text:p>
          </table:table-cell>
          <table:table-cell table:style-name="ce3" office:value-type="float" office:value="0.11">
            <text:p>0.11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table:number-columns-repeated="2"/>
          <table:table-cell office:value-type="string">
            <text:p>O1</text:p>
          </table:table-cell>
          <table:table-cell table:number-matrix-columns-spanned="1" table:number-matrix-rows-spanned="2" table:formula="of:=MMULT([.N2:.P3];[.K2:.K4])" office:value-type="float" office:value="0.644437246391259">
            <text:p>0.6444372464</text:p>
          </table:table-cell>
          <table:table-cell office:value-type="float" office:value="0.42">
            <text:p>0.42</text:p>
          </table:table-cell>
          <table:table-cell table:formula="of:=[.U2]+[.T2]" office:value-type="float" office:value="1.06443724639126">
            <text:p>1.064437246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/>
          <table:table-cell office:value-type="string">
            <text:p>H2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H2</text:p>
          </table:table-cell>
          <table:table-cell office:value-type="float" office:value="0.37">
            <text:p>0.37</text:p>
          </table:table-cell>
          <table:table-cell office:value-type="float" office:value="0.1">
            <text:p>0.1</text:p>
          </table:table-cell>
          <table:table-cell table:style-name="ce2" table:formula="of:=SUM([.I3];[.H3])" office:value-type="float" office:value="0.47">
            <text:p>0.47</text:p>
          </table:table-cell>
          <table:table-cell table:formula="of:=1/(1+EXP(-[.J3]))" office:value-type="float" office:value="0.615383756391182">
            <text:p>0.6153837564</text:p>
          </table:table-cell>
          <table:table-cell/>
          <table:table-cell office:value-type="string">
            <text:p>O2</text:p>
          </table:table-cell>
          <table:table-cell table:style-name="ce3" office:value-type="float" office:value="0.58">
            <text:p>0.58</text:p>
          </table:table-cell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string">
            <text:p>O2</text:p>
          </table:table-cell>
          <table:table-cell office:value-type="float" office:value="1.58654054532505">
            <text:p>1.5865405453</text:p>
          </table:table-cell>
          <table:table-cell office:value-type="float" office:value="0.11">
            <text:p>0.11</text:p>
          </table:table-cell>
          <table:table-cell table:formula="of:=[.U3]+[.T3]" office:value-type="float" office:value="1.69654054532505">
            <text:p>1.696540545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3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H3</text:p>
          </table:table-cell>
          <table:table-cell office:value-type="float" office:value="0.52">
            <text:p>0.52</text:p>
          </table:table-cell>
          <table:table-cell office:value-type="float" office:value="0.8">
            <text:p>0.8</text:p>
          </table:table-cell>
          <table:table-cell table:style-name="ce2" table:formula="of:=SUM([.I4];[.H4])" office:value-type="float" office:value="1.32">
            <text:p>1.32</text:p>
          </table:table-cell>
          <table:table-cell table:formula="of:=1/(1+EXP(-[.J4]))" office:value-type="float" office:value="0.789181706522253">
            <text:p>0.7891817065</text:p>
          </table:table-cell>
          <table:table-cell table:number-columns-repeated="15"/>
        </table:table-row>
        <table:table-row table:style-name="ro2" table:number-rows-repeated="3">
          <table:table-cell table:number-columns-repeated="26"/>
        </table:table-row>
        <table:table-row table:style-name="ro3">
          <table:table-cell office:value-type="string">
            <text:p>Input</text:p>
          </table:table-cell>
          <table:table-cell/>
          <table:table-cell office:value-type="string">
            <text:p>Weights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/>
          <table:table-cell office:value-type="string">
            <text:p>Neurons</text:p>
          </table:table-cell>
          <table:table-cell office:value-type="string">
            <text:p>mmult</text:p>
          </table:table-cell>
          <table:table-cell office:value-type="string">
            <text:p>Bias</text:p>
          </table:table-cell>
          <table:table-cell office:value-type="string">
            <text:p>Add Biases</text:p>
          </table:table-cell>
          <table:table-cell office:value-type="string">
            <text:p>Activation</text:p>
          </table:table-cell>
          <table:table-cell/>
          <table:table-cell office:value-type="string">
            <text:p>Weights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table:number-columns-repeated="2"/>
          <table:table-cell office:value-type="string">
            <text:p>mmult</text:p>
          </table:table-cell>
          <table:table-cell office:value-type="string">
            <text:p>Biases</text:p>
          </table:table-cell>
          <table:table-cell office:value-type="string">
            <text:p>Add Biases</text:p>
          </table:table-cell>
          <table:table-cell table:number-columns-repeated="4"/>
        </table:table-row>
        <table:table-row table:style-name="ro2">
          <table:table-cell office:value-type="float" office:value="0.5">
            <text:p>0.5</text:p>
          </table:table-cell>
          <table:table-cell/>
          <table:table-cell office:value-type="string">
            <text:p>H1</text:p>
          </table:table-cell>
          <table:table-cell table:style-name="ce1" table:formula="of:=[.D2]/[.X2]" office:value-type="float" office:value="0.7">
            <text:p>0.7</text:p>
          </table:table-cell>
          <table:table-cell table:style-name="ce1" table:formula="of:=[.E2]/[.X2]" office:value-type="float" office:value="0.6">
            <text:p>0.6</text:p>
          </table:table-cell>
          <table:table-cell/>
          <table:table-cell office:value-type="string">
            <text:p>H1</text:p>
          </table:table-cell>
          <table:table-cell table:style-name="ce1" table:number-matrix-columns-spanned="1" table:number-matrix-rows-spanned="4" table:formula="of:=MMULT([.D9:.E12];[.A9:.A10])" office:value-type="float" office:value="0.53">
            <text:p>0.53</text:p>
          </table:table-cell>
          <table:table-cell table:style-name="ce1" office:value-type="float" office:value="0.3">
            <text:p>0.3</text:p>
          </table:table-cell>
          <table:table-cell table:style-name="ce1" table:formula="of:=SUM([.I9];[.H9])" office:value-type="float" office:value="0.83">
            <text:p>0.83</text:p>
          </table:table-cell>
          <table:table-cell table:style-name="ce1" table:formula="of:=1/(1+EXP(-[.J9]))" office:value-type="float" office:value="0.696354929823834">
            <text:p>0.6963549298</text:p>
          </table:table-cell>
          <table:table-cell/>
          <table:table-cell office:value-type="string">
            <text:p>O1</text:p>
          </table:table-cell>
          <table:table-cell table:style-name="ce3" table:formula="of:=[.N2]/[.Z2]" office:value-type="float" office:value="0.055">
            <text:p>0.055</text:p>
          </table:table-cell>
          <table:table-cell table:style-name="ce3" table:formula="of:=[.N2]/[.Z2]" office:value-type="float" office:value="0.055">
            <text:p>0.055</text:p>
          </table:table-cell>
          <table:table-cell table:formula="of:=[.O2]" office:value-type="float" office:value="0.32">
            <text:p>0.32</text:p>
          </table:table-cell>
          <table:table-cell table:formula="of:=[.P2]" office:value-type="float" office:value="0.47">
            <text:p>0.47</text:p>
          </table:table-cell>
          <table:table-cell/>
          <table:table-cell office:value-type="string">
            <text:p>O1</text:p>
          </table:table-cell>
          <table:table-cell table:number-matrix-columns-spanned="1" table:number-matrix-rows-spanned="2" table:formula="of:=MMULT([.N9:.Q10];[.K9:.K12])" office:value-type="float" office:value="0.644437246391259">
            <text:p>0.6444372464</text:p>
          </table:table-cell>
          <table:table-cell office:value-type="float" office:value="0.42">
            <text:p>0.42</text:p>
          </table:table-cell>
          <table:table-cell table:formula="of:=[.U9]+[.T9]" office:value-type="float" office:value="1.06443724639126">
            <text:p>1.0644372464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/>
          <table:table-cell office:value-type="string">
            <text:p>H2</text:p>
          </table:table-cell>
          <table:table-cell table:style-name="ce1" table:formula="of:=[.D2]/[.X2]" office:value-type="float" office:value="0.7">
            <text:p>0.7</text:p>
          </table:table-cell>
          <table:table-cell table:style-name="ce1" table:formula="of:=[.E2]/[.X2]" office:value-type="float" office:value="0.6">
            <text:p>0.6</text:p>
          </table:table-cell>
          <table:table-cell/>
          <table:table-cell office:value-type="string">
            <text:p>H2</text:p>
          </table:table-cell>
          <table:table-cell table:style-name="ce1" office:value-type="float" office:value="0.53">
            <text:p>0.53</text:p>
          </table:table-cell>
          <table:table-cell table:style-name="ce1" office:value-type="float" office:value="0.3">
            <text:p>0.3</text:p>
          </table:table-cell>
          <table:table-cell table:style-name="ce1" table:formula="of:=SUM([.I10];[.H10])" office:value-type="float" office:value="0.83">
            <text:p>0.83</text:p>
          </table:table-cell>
          <table:table-cell table:style-name="ce1" table:formula="of:=1/(1+EXP(-[.J10]))" office:value-type="float" office:value="0.696354929823834">
            <text:p>0.6963549298</text:p>
          </table:table-cell>
          <table:table-cell/>
          <table:table-cell office:value-type="string">
            <text:p>O2</text:p>
          </table:table-cell>
          <table:table-cell table:style-name="ce3" table:formula="of:=[.N3]/[.Z2]" office:value-type="float" office:value="0.29">
            <text:p>0.29</text:p>
          </table:table-cell>
          <table:table-cell table:style-name="ce3" table:formula="of:=[.N3]/[.Z2]" office:value-type="float" office:value="0.29">
            <text:p>0.29</text:p>
          </table:table-cell>
          <table:table-cell table:formula="of:=[.O3]" office:value-type="float" office:value="0.96">
            <text:p>0.96</text:p>
          </table:table-cell>
          <table:table-cell table:formula="of:=[.P3]" office:value-type="float" office:value="0.75">
            <text:p>0.75</text:p>
          </table:table-cell>
          <table:table-cell/>
          <table:table-cell office:value-type="string">
            <text:p>O2</text:p>
          </table:table-cell>
          <table:table-cell office:value-type="float" office:value="1.58654054532505">
            <text:p>1.5865405453</text:p>
          </table:table-cell>
          <table:table-cell office:value-type="float" office:value="0.11">
            <text:p>0.11</text:p>
          </table:table-cell>
          <table:table-cell table:formula="of:=[.U10]+[.T10]" office:value-type="float" office:value="1.69654054532505">
            <text:p>1.696540545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H3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H3</text:p>
          </table:table-cell>
          <table:table-cell office:value-type="float" office:value="0.37">
            <text:p>0.37</text:p>
          </table:table-cell>
          <table:table-cell table:formula="of:=[.I3]/[.Y2]" office:value-type="float" office:value="0.1">
            <text:p>0.1</text:p>
          </table:table-cell>
          <table:table-cell table:style-name="ce2" table:formula="of:=SUM([.I11];[.H11])" office:value-type="float" office:value="0.47">
            <text:p>0.47</text:p>
          </table:table-cell>
          <table:table-cell table:formula="of:=1/(1+EXP(-[.J11]))" office:value-type="float" office:value="0.615383756391182">
            <text:p>0.6153837564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>
            <text:p>H4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H4</text:p>
          </table:table-cell>
          <table:table-cell office:value-type="float" office:value="0.52">
            <text:p>0.52</text:p>
          </table:table-cell>
          <table:table-cell office:value-type="float" office:value="0.8">
            <text:p>0.8</text:p>
          </table:table-cell>
          <table:table-cell table:style-name="ce2" table:formula="of:=SUM([.I12];[.H12])" office:value-type="float" office:value="1.32">
            <text:p>1.32</text:p>
          </table:table-cell>
          <table:table-cell table:formula="of:=1/(1+EXP(-[.J12]))" office:value-type="float" office:value="0.789181706522253">
            <text:p>0.7891817065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number-columns-repeated="39" table:default-cell-style-name="Default"/>
        <table:table-row table:style-name="ro2">
          <table:table-cell office:value-type="string">
            <text:p>Input</text:p>
          </table:table-cell>
          <table:table-cell table:number-columns-repeated="2"/>
          <table:table-cell office:value-type="string">
            <text:p>Weights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/>
          <table:table-cell office:value-type="string">
            <text:p>Neurons</text:p>
          </table:table-cell>
          <table:table-cell office:value-type="string">
            <text:p>mmult</text:p>
          </table:table-cell>
          <table:table-cell office:value-type="string">
            <text:p>manual calc</text:p>
          </table:table-cell>
          <table:table-cell office:value-type="string">
            <text:p>Bias</text:p>
          </table:table-cell>
          <table:table-cell office:value-type="string">
            <text:p>sum</text:p>
          </table:table-cell>
          <table:table-cell office:value-type="string">
            <text:p>activation</text:p>
          </table:table-cell>
          <table:table-cell/>
          <table:table-cell office:value-type="string">
            <text:p>Weights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/>
          <table:table-cell office:value-type="string">
            <text:p>Neurons</text:p>
          </table:table-cell>
          <table:table-cell office:value-type="string">
            <text:p>mmult</text:p>
          </table:table-cell>
          <table:table-cell office:value-type="string">
            <text:p>manual calc</text:p>
          </table:table-cell>
          <table:table-cell office:value-type="string">
            <text:p>Bias</text:p>
          </table:table-cell>
          <table:table-cell office:value-type="string">
            <text:p>sum</text:p>
          </table:table-cell>
          <table:table-cell office:value-type="string">
            <text:p>activation</text:p>
          </table:table-cell>
          <table:table-cell/>
          <table:table-cell office:value-type="string">
            <text:p>Weights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table:number-columns-repeated="5"/>
          <table:table-cell office:value-type="string">
            <text:p>mmult</text:p>
          </table:table-cell>
          <table:table-cell office:value-type="string">
            <text:p>manual</text:p>
          </table:table-cell>
          <table:table-cell table:number-columns-repeated="2"/>
        </table:table-row>
        <table:table-row table:style-name="ro2">
          <table:table-cell table:formula="of:=[.B2]/10-1" office:value-type="float" office:value="-0.6">
            <text:p>-0.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H1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/>
          <table:table-cell office:value-type="string">
            <text:p>H1</text:p>
          </table:table-cell>
          <table:table-cell table:number-matrix-columns-spanned="1" table:number-matrix-rows-spanned="3" table:formula="of:=MMULT([.E2:.F4];[.A2:.A3])" office:value-type="float" office:value="-0.96">
            <text:p>-0.96</text:p>
          </table:table-cell>
          <table:table-cell table:formula="of:=[.A$2]*[.E2]+[.A$3]*[.F2]" office:value-type="float" office:value="-0.96">
            <text:p>-0.96</text:p>
          </table:table-cell>
          <table:table-cell office:value-type="float" office:value="0.3">
            <text:p>0.3</text:p>
          </table:table-cell>
          <table:table-cell table:formula="of:=SUM([.K2];[.J2])" office:value-type="float" office:value="-0.66">
            <text:p>-0.66</text:p>
          </table:table-cell>
          <table:table-cell table:formula="of:=1/(1+EXP(-[.L2]))" office:value-type="float" office:value="0.340739611548615">
            <text:p>0.3407396115</text:p>
          </table:table-cell>
          <table:table-cell/>
          <table:table-cell office:value-type="string">
            <text:p>H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string">
            <text:p>H1</text:p>
          </table:table-cell>
          <table:table-cell table:number-matrix-columns-spanned="1" table:number-matrix-rows-spanned="3" table:formula="of:=MMULT([.P2:.R4];[.M2:.M4])" office:value-type="float" office:value="0.349797747383566">
            <text:p>0.3497977474</text:p>
          </table:table-cell>
          <table:table-cell table:formula="of:=[.M$2]*[.P2]+[.M$3]*[.Q2]+[.M$4]*[.R2]" office:value-type="float" office:value="0.349797747383566">
            <text:p>0.3497977474</text:p>
          </table:table-cell>
          <table:table-cell office:value-type="float" office:value="0.001">
            <text:p>0.001</text:p>
          </table:table-cell>
          <table:table-cell table:formula="of:=SUM([.W2];[.V2])" office:value-type="float" office:value="0.350797747383566">
            <text:p>0.3507977474</text:p>
          </table:table-cell>
          <table:table-cell table:formula="of:=1/(1+EXP(-[.X2]))" office:value-type="float" office:value="0.58681101720309">
            <text:p>0.5868110172</text:p>
          </table:table-cell>
          <table:table-cell/>
          <table:table-cell office:value-type="string">
            <text:p>O1</text:p>
          </table:table-cell>
          <table:table-cell office:value-type="float" office:value="0.11">
            <text:p>0.11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table:number-columns-repeated="4"/>
          <table:table-cell office:value-type="string">
            <text:p>O1</text:p>
          </table:table-cell>
          <table:table-cell/>
          <table:table-cell table:formula="of:=[.M$2]*[.AB2]+[.M$3]*[.AC2]+[.M$4]*[.AD2]" office:value-type="float" office:value="0.364948406293137">
            <text:p>0.3649484063</text:p>
          </table:table-cell>
          <table:table-cell office:value-type="float" office:value="0.42">
            <text:p>0.42</text:p>
          </table:table-cell>
          <table:table-cell table:formula="of:=[.AL2]+[.AK2]" office:value-type="float" office:value="0.784948406293137">
            <text:p>0.7849484063</text:p>
          </table:table-cell>
        </table:table-row>
        <table:table-row table:style-name="ro2">
          <table:table-cell table:formula="of:=[.B3]/10-1" office:value-type="float" office:value="-0.9">
            <text:p>-0.9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H2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H2</text:p>
          </table:table-cell>
          <table:table-cell office:value-type="float" office:value="-0.93">
            <text:p>-0.93</text:p>
          </table:table-cell>
          <table:table-cell table:formula="of:=[.A$2]*[.E3]+[.A$3]*[.F3]" office:value-type="float" office:value="-0.93">
            <text:p>-0.93</text:p>
          </table:table-cell>
          <table:table-cell office:value-type="float" office:value="0.1">
            <text:p>0.1</text:p>
          </table:table-cell>
          <table:table-cell table:formula="of:=SUM([.K3];[.J3])" office:value-type="float" office:value="-0.83">
            <text:p>-0.83</text:p>
          </table:table-cell>
          <table:table-cell table:formula="of:=1/(1+EXP(-[.L3]))" office:value-type="float" office:value="0.303645070176166">
            <text:p>0.3036450702</text:p>
          </table:table-cell>
          <table:table-cell/>
          <table:table-cell office:value-type="string">
            <text:p>H2</text:p>
          </table:table-cell>
          <table:table-cell office:value-type="float" office:value="0.02">
            <text:p>0.02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H2</text:p>
          </table:table-cell>
          <table:table-cell office:value-type="float" office:value="0.314186987666016">
            <text:p>0.3141869877</text:p>
          </table:table-cell>
          <table:table-cell table:formula="of:=[.M$2]*[.P3]+[.M$3]*[.Q3]+[.M$4]*[.R3]" office:value-type="float" office:value="0.314186987666016">
            <text:p>0.3141869877</text:p>
          </table:table-cell>
          <table:table-cell office:value-type="float" office:value="0.001">
            <text:p>0.001</text:p>
          </table:table-cell>
          <table:table-cell table:formula="of:=SUM([.W3];[.V3])" office:value-type="float" office:value="0.315186987666016">
            <text:p>0.3151869877</text:p>
          </table:table-cell>
          <table:table-cell table:formula="of:=1/(1+EXP(-[.X3]))" office:value-type="float" office:value="0.578150838429942">
            <text:p>0.5781508384</text:p>
          </table:table-cell>
          <table:table-cell/>
          <table:table-cell office:value-type="string">
            <text:p>O2</text:p>
          </table:table-cell>
          <table:table-cell office:value-type="float" office:value="0.58">
            <text:p>0.58</text:p>
          </table:table-cell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table:number-columns-repeated="4"/>
          <table:table-cell office:value-type="string">
            <text:p>O2</text:p>
          </table:table-cell>
          <table:table-cell/>
          <table:table-cell table:formula="of:=[.M$2]*[.AB3]+[.M$3]*[.AC3]+[.M$4]*[.AD3]" office:value-type="float" office:value="0.856629241907342">
            <text:p>0.8566292419</text:p>
          </table:table-cell>
          <table:table-cell office:value-type="float" office:value="0.11">
            <text:p>0.11</text:p>
          </table:table-cell>
          <table:table-cell table:formula="of:=[.AL3]+[.AK3]" office:value-type="float" office:value="0.966629241907341">
            <text:p>0.9666292419</text:p>
          </table:table-cell>
        </table:table-row>
        <table:table-row table:style-name="ro2">
          <table:table-cell table:number-columns-repeated="3"/>
          <table:table-cell office:value-type="string">
            <text:p>H3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H3</text:p>
          </table:table-cell>
          <table:table-cell office:value-type="float" office:value="-0.84">
            <text:p>-0.84</text:p>
          </table:table-cell>
          <table:table-cell table:formula="of:=[.A$2]*[.E4]+[.A$3]*[.F4]" office:value-type="float" office:value="-0.84">
            <text:p>-0.84</text:p>
          </table:table-cell>
          <table:table-cell office:value-type="float" office:value="0.8">
            <text:p>0.8</text:p>
          </table:table-cell>
          <table:table-cell table:formula="of:=SUM([.K4];[.J4])" office:value-type="float" office:value="-0.04">
            <text:p>-0.04</text:p>
          </table:table-cell>
          <table:table-cell table:formula="of:=1/(1+EXP(-[.L4]))" office:value-type="float" office:value="0.490001333120035">
            <text:p>0.4900013331</text:p>
          </table:table-cell>
          <table:table-cell/>
          <table:table-cell office:value-type="string">
            <text:p>H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98">
            <text:p>0.98</text:p>
          </table:table-cell>
          <table:table-cell/>
          <table:table-cell office:value-type="string">
            <text:p>H3</text:p>
          </table:table-cell>
          <table:table-cell office:value-type="float" office:value="0.49308900009213">
            <text:p>0.4930890001</text:p>
          </table:table-cell>
          <table:table-cell table:formula="of:=[.M$2]*[.P4]+[.M$3]*[.Q4]+[.M$4]*[.R4]" office:value-type="float" office:value="0.49308900009213">
            <text:p>0.4930890001</text:p>
          </table:table-cell>
          <table:table-cell office:value-type="float" office:value="0.001">
            <text:p>0.001</text:p>
          </table:table-cell>
          <table:table-cell table:formula="of:=SUM([.W4];[.V4])" office:value-type="float" office:value="0.494089000092129">
            <text:p>0.4940890001</text:p>
          </table:table-cell>
          <table:table-cell table:formula="of:=1/(1+EXP(-[.X4]))" office:value-type="float" office:value="0.621069222087859">
            <text:p>0.6210692221</text:p>
          </table:table-cell>
          <table:table-cell table:number-columns-repeated="1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7">02/07/2021</text:date>, <text:time>17:0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16:11:31.25</meta:creation-date>
    <dc:date>2021-02-07T17:08:12.09</dc:date>
    <meta:editing-duration>PT15H3M47S</meta:editing-duration>
    <meta:editing-cycles>11</meta:editing-cycles>
    <meta:generator>OpenOffice/4.1.7$Win32 OpenOffice.org_project/417m1$Build-9800</meta:generator>
    <meta:document-statistic meta:table-count="3" meta:cell-count="236" meta:object-count="0"/>
  </office:meta>
</office:document-meta>
</file>